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6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135.01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159.76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75.7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3">
      <style:table-cell-properties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9.8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Max Height (ft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uote</text:p>
          </table:table-cell>
          <table:table-cell table:style-name="ce1" office:value-type="string" calcext:value-type="string">
            <text:p>pg #</text:p>
          </table:table-cell>
          <table:table-cell table:style-name="ce1" office:value-type="string" calcext:value-type="string">
            <text:p>Conflicts/Comments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Alabama</text:p>
          </table:table-cell>
          <table:table-cell office:value-type="string" calcext:value-type="string">
            <text:p>13 1/2</text:p>
          </table:table-cell>
          <table:table-cell/>
          <table:table-cell table:style-name="ce4" office:value-type="string" calcext:value-type="string">
            <text:p><text:a xlink:href="https://www.dot.state.al.us/maweb/doc/Title32Chapter9.pdf" xlink:type="simple">https://www.dot.state.al.us/maweb/doc/Title32Chapter9.pdf</text:a></text:p>
          </table:table-cell>
          <table:table-cell office:value-type="string" calcext:value-type="string">
            <text:p>"No vehicle or semi-trailer or trailer shall exceed in height13 ½ feet, including load."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ask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office:annotation draw:style-name="gr1" draw:text-style-name="P2" svg:width="96.01pt" svg:height="55.5pt" svg:x="155.25pt" svg:y="15.05pt" draw:caption-point-x="77.7pt" draw:caption-point-y="13.78pt">
              <dc:date>2015-07-01T00:00:00</dc:date>
              <text:p text:style-name="P1"><text:span text:style-name="T1">Check for all WASHTO potential conflicts</text:span></text:p>
              <text:p text:style-name="P1"><text:span text:style-name="T1">-Lucas Gelf</text:span></text:p>
            </office:annotation>
            <text:p>WASHTO</text:p>
          </table:table-cell>
          <table:table-cell table:style-name="ce5" office:value-type="string" calcext:value-type="string">
            <text:p><text:a xlink:href="http://www.wsdot.wa.gov/NR/rdonlyres/EF9BD746-33DC-4A7F-A7FA-744897188D64/0/WASHTOGuide2009.pdf" xlink:type="simple">http://www.wsdot.wa.gov/NR/rdonlyres/EF9BD746-33DC-4A7F-A7FA-744897188D64/0/WASHTOGuide2009.pdf</text:a></text:p>
          </table:table-cell>
          <table:table-cell office:value-type="string" calcext:value-type="string">
            <text:p>"Height :Maximum vehicle height: 14 feet."</text:p>
          </table:table-cell>
          <table:table-cell office:value-type="float" office:value="15" calcext:value-type="float">
            <text:p>15</text:p>
          </table:table-cell>
          <table:table-cell table:style-name="ce4" table:formula="of:=HYPERLINK(&quot;http://dnr.alaska.gov/ag/Index/Chapter25.pdf&quot;;&quot;PAGE 5: &quot;&quot;A vehicle, including load, may not exceed a height of 15feet, except that avehicle operating between the Fox Weigh Station and Prudhoe Bay on the Daltonand Elliott Highways may have a height, including load, of 17 feet. &quot;&quot; &quot;)" office:value-type="string" office:string-value="PAGE 5: &quot;A vehicle, including load, may not exceed a height of 15feet, except that avehicle operating between the Fox Weigh Station and Prudhoe Bay on the Daltonand Elliott Highways may have a height, including load, of 17 feet. &quot; " calcext:value-type="string">
            <text:p>PAGE 5: "A vehicle, including load, may not exceed a height of 15feet, except that avehicle operating between the Fox Weigh Station and Prudhoe Bay on the Daltonand Elliott Highways may have a height, including load, of 17 feet. " 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Arizon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Arkansas</text:p>
          </table:table-cell>
          <table:table-cell office:value-type="string" calcext:value-type="string">
            <text:p>13'6</text:p>
          </table:table-cell>
          <table:table-cell/>
          <table:table-cell table:style-name="ce4" office:value-type="string" calcext:value-type="string">
            <text:p><text:a xlink:href="http://www.sos.arkansas.gov/rulesRegs/Arkansas%20Register/2014/nov2014/001.00.14-001.pdf" xlink:type="simple">http://www.sos.arkansas.gov/rulesRegs/Arkansas%20Register/2014/nov2014/001.00.14-001.pdf</text:a></text:p>
          </table:table-cell>
          <table:table-cell office:value-type="string" calcext:value-type="string">
            <text:p>"HEIGHT: 13 feet, 6 inches</text:p>
          </table:table-cell>
          <table:table-cell office:value-type="float" office:value="8" calcext:value-type="float">
            <text:p>8</text:p>
          </table:table-cell>
          <table:table-cell table:style-name="ce8" table:formula="of:=HYPERLINK(&quot;http://www.sos.arkansas.gov/rulesRegs/Arkansas%20Register/2014/nov2014/001.00.14-001.pdf&quot;;&quot;PAGE 8: &quot;&quot;WIDTH: 8 feet, 6 inches (8 feet for manufactured homes)&quot;&quot;&quot;)" office:value-type="string" office:string-value="PAGE 8: &quot;WIDTH: 8 feet, 6 inches (8 feet for manufactured homes)&quot;" calcext:value-type="string">
            <text:p>PAGE 8: "WIDTH: 8 feet, 6 inches (8 feet for manufactured homes)"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Californi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olorad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Connecticut</text:p>
          </table:table-cell>
          <table:table-cell office:value-type="string" calcext:value-type="string">
            <text:p>13'6</text:p>
          </table:table-cell>
          <table:table-cell/>
          <table:table-cell table:style-name="ce4" office:value-type="string" calcext:value-type="string">
            <text:p><text:a xlink:href="http://www.ct.gov/dot/lib/dot/Documents/dpermits/eh_ndlgi.pdf" xlink:type="simple">http://www.ct.gov/dot/lib/dot/Documents/dpermits/eh_ndlgi.pdf</text:a></text:p>
          </table:table-cell>
          <table:table-cell office:value-type="string" calcext:value-type="string">
            <text:p>"Height - 13 feet 6 inches "</text:p>
          </table:table-cell>
          <table:table-cell office:value-type="float" office:value="4" calcext:value-type="float">
            <text:p>4</text:p>
          </table:table-cell>
          <table:table-cell table:style-name="ce9" table:formula="of:=HYPERLINK(&quot;http://delcode.delaware.gov/title21/c045/index.shtml&quot;;&quot;&quot;&quot;The liability for damage to any person, vehicle, structure or other property caused by any vehicle having a height, including any load thereon, in excess of 12 feet 6 inches shall be borne by the owner and/or the operator of the vehicle.&quot;&quot;&quot;)" office:value-type="string" office:string-value="&quot;The liability for damage to any person, vehicle, structure or other property caused by any vehicle having a height, including any load thereon, in excess of 12 feet 6 inches shall be borne by the owner and/or the operator of the vehicle.&quot;" calcext:value-type="string">
            <text:p>"The liability for damage to any person, vehicle, structure or other property caused by any vehicle having a height, including any load thereon, in excess of 12 feet 6 inches shall be borne by the owner and/or the operator of the vehicle."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elawar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District of Columb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Florida</text:p>
          </table:table-cell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 calcext:value-type="string">
            <text:p>Georg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Hawaii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dah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Illinoi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Indian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Iow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Kansas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Kentucky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ouisia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in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ryland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ssachusetts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Michigan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Minnesot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ississippi</text:p>
          </table:table-cell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 calcext:value-type="string">
            <text:p>Missouri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49"/>
        </table:table-row>
        <table:table-row table:style-name="ro2">
          <table:table-cell office:value-type="string" calcext:value-type="string">
            <text:p>Montan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Nebrask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6"/>
          <table:table-cell table:number-columns-repeated="249"/>
        </table:table-row>
        <table:table-row table:style-name="ro2">
          <table:table-cell office:value-type="string" calcext:value-type="string">
            <text:p>Nevad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New Hampshir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ew Jersey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ew Mexic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ew York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North Caroli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orth Dakot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hio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klahom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regon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Pennsylva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Puerto Ric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hode Island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outh Caroli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outh Dakot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Tennesse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exas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Utah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Vermont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rgi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ashington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West Virgi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isconsi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yoming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$3]" office:value-type="float" office:value="0" calcext:value-type="float">
            <text:p>0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10"/>
          <table:table-cell/>
          <table:table-cell table:style-name="Default"/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23:18:38.994983000</dc:date>
    <meta:editing-duration>PT1M29S</meta:editing-duration>
    <meta:editing-cycles>1</meta:editing-cycles>
    <meta:generator>LibreOffice/4.4.3.2$MacOSX_X86_64 LibreOffice_project/88805f81e9fe61362df02b9941de8e38a9b5fd16</meta:generator>
    <meta:document-statistic meta:table-count="1" meta:cell-count="164" meta:object-count="0"/>
  </office:meta>
</office:document-meta>
</file>